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a635" officeooo:paragraph-rsid="0000a635"/>
    </style:style>
    <style:style style:name="P2" style:family="paragraph" style:parent-style-name="Standard">
      <style:text-properties officeooo:rsid="0000a635" officeooo:paragraph-rsid="00052bb4"/>
    </style:style>
    <style:style style:name="P3" style:family="paragraph" style:parent-style-name="Standard">
      <style:text-properties officeooo:rsid="0011e0b7" officeooo:paragraph-rsid="0011e0b7"/>
    </style:style>
    <style:style style:name="P4" style:family="paragraph" style:parent-style-name="Standard">
      <style:text-properties officeooo:rsid="001d2794" officeooo:paragraph-rsid="001d2794"/>
    </style:style>
    <style:style style:name="P5" style:family="paragraph" style:parent-style-name="Standard">
      <style:text-properties officeooo:rsid="001d3209" officeooo:paragraph-rsid="001d3209"/>
    </style:style>
    <style:style style:name="P6" style:family="paragraph" style:parent-style-name="Standard">
      <style:text-properties officeooo:rsid="001d3209" officeooo:paragraph-rsid="001d3209"/>
    </style:style>
    <style:style style:name="P7" style:family="paragraph" style:parent-style-name="Standard">
      <style:text-properties officeooo:rsid="001f83b5" officeooo:paragraph-rsid="001f83b5"/>
    </style:style>
    <style:style style:name="P8" style:family="paragraph" style:parent-style-name="Standard">
      <style:text-properties officeooo:rsid="00215040" officeooo:paragraph-rsid="00215040"/>
    </style:style>
    <style:style style:name="T1" style:family="text">
      <style:text-properties officeooo:rsid="0011e0b7"/>
    </style:style>
    <style:style style:name="T2" style:family="text">
      <style:text-properties officeooo:rsid="00155f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s -la</text:p>
      <text:p text:style-name="P1"/>
      <text:p text:style-name="P1">But you always only</text:p>
      <text:p text:style-name="P1">have one working copy with one specific version on your disk - not multiple in parallel.</text:p>
      <text:p text:style-name="P1"/>
      <text:p text:style-name="P1">Because once files</text:p>
      <text:p text:style-name="P1">are committed, you‘ll have to jump through some hoops to get them out of</text:p>
      <text:p text:style-name="P1">version control, again.</text:p>
      <text:p text:style-name="P1"/>
      <text:p text:style-name="P1">Ignore one specific file: Provide the full path to the file, seen from the root</text:p>
      <text:p text:style-name="P1">folder of your project.</text:p>
      <text:p text:style-name="P1">path/to/file.ext</text:p>
      <text:p text:style-name="P1">Ignore all files with a certain name (anywhere in the project): Just write</text:p>
      <text:p text:style-name="P1">down the file‘s name, without giving a path.</text:p>
      <text:p text:style-name="P1">filename.ext</text:p>
      <text:p text:style-name="P1">Ignore all files of a certain type (anywhere in the project):</text:p>
      <text:p text:style-name="P1">*.ext</text:p>
      <text:p text:style-name="P1">Ignore all files in a certain folder:</text:p>
      <text:p text:style-name="P1">path/to/folder/*</text:p>
      <text:p text:style-name="P1"/>
      <text:p text:style-name="P1"/>
      <text:p text:style-name="P1">For the “http” and “git” protocols, no access rights are necessary.</text:p>
      <text:p text:style-name="P1"/>
      <text:p text:style-name="P1"/>
      <text:p text:style-name="P1">git add -A</text:p>
      <text:p text:style-name="P1"/>
      <text:p text:style-name="P1"/>
      <text:p text:style-name="P1">No matter what format the URL is, you can just pour it into the “git clone”</text:p>
      <text:p text:style-name="P1">command. However, you should first make sure that you are in the folder where</text:p>
      <text:p text:style-name="P1">you want this project to be downloaded to:</text:p>
      <text:p text:style-name="P1"/>
      <text:p text:style-name="P2">git clone <text:a xlink:type="simple" xlink:href="https://github.com/gittower/git-crash-course.git" text:style-name="Internet_20_link" text:visited-style-name="Visited_20_Internet_20_Link">https://github.com/gittower/git-crash-course.git</text:a></text:p>
      <text:p text:style-name="P2"/>
      <text:p text:style-name="P2"/>
      <text:p text:style-name="P2">If you have a longer commit message, possibly with multiple paragraphs, you</text:p>
      <text:p text:style-name="P1">can leave out the ”-m” parameter and Git will open an editor application for you</text:p>
      <text:p text:style-name="P1">(which you can also configure via the “core.editor” property).</text:p>
      <text:p text:style-name="P1"/>
      <text:p text:style-name="P1"/>
      <text:p text:style-name="P1"/>
      <text:p text:style-name="P1">If there are more items than it can display on one page, the command line indicates</text:p>
      <text:p text:style-name="P1">this by showing a colon (”:”) at the end of the page. You can then go to the next</text:p>
      <text:p text:style-name="P1">page with the SPACE key and quit with the “q” key.</text:p>
      <text:p text:style-name="P1"/>
      <text:p text:style-name="P1"/>
      <text:p text:style-name="P1"/>
      <text:p text:style-name="P1">Use the ”-p” flag with the “git log” command to</text:p>
      <text:p text:style-name="P1">add this kind of information:</text:p>
      <text:p text:style-name="P1"/>
      <text:p text:style-name="P1"><text:soft-page-break/>Although you could rename or delete it, you‘ll have a hard time</text:p>
      <text:p text:style-name="P1">finding a project without it because most people just keep it. But please keep in</text:p>
      <text:p text:style-name="P1">mind that “master” is by no means a special or magical branch. It‘s like any</text:p>
      <text:p text:style-name="P1">other branch!</text:p>
      <text:p text:style-name="P1"/>
      <text:p text:style-name="P1"/>
      <text:p text:style-name="P1">Using the “git branch” command lists all of our branches (and the “-v” flag</text:p>
      <text:p text:style-name="P1">provides us with a little more data than usual):</text:p>
      <text:p text:style-name="P1">$ git branch</text:p>
      <text:p text:style-name="P1"/>
      <text:p text:style-name="P1">Additionally, the little asterisk character (*) next to</text:p>
      <text:p text:style-name="P1">“master” indicates that this is our current HEAD branch.</text:p>
      <text:p text:style-name="P1"/>
      <text:p text:style-name="P1"/>
      <text:p text:style-name="P1"/>
      <text:p text:style-name="P1">Also, a Stash is not bound to the branch where you created it: when you restore it, the changes will</text:p>
      <text:p text:style-name="P1">be applied to your current HEAD branch, whichever this may be.</text:p>
      <text:p text:style-name="P1"/>
      <text:p text:style-name="P1"/>
      <text:p text:style-name="P1"/>
      <text:p text:style-name="P1">You can choose to not specify the Stash when using any of these commands.</text:p>
      <text:p text:style-name="P1">Then, Git will simply take the newest Stash (always “stash@{0}”).</text:p>
      <text:p text:style-name="P1"/>
      <text:p text:style-name="P1"/>
      <text:p text:style-name="P1">A remote repository doesn't have such a working directory: it only consists of the</text:p>
      <text:p text:style-name="P1">bare ".git" repository folder.</text:p>
      <text:p text:style-name="P1"/>
      <text:p text:style-name="P1"/>
      <text:p text:style-name="P1"/>
      <text:p text:style-name="P1">When you clone a repository from a remote server, Git automatically remembers</text:p>
      <text:p text:style-name="P1">this connection for you. It saves it as a remote called “origin” by default.</text:p>
      <text:p text:style-name="P1"/>
      <text:p text:style-name="P1"/>
      <text:p text:style-name="P1"/>
      <text:p text:style-name="P1">Note that each remote repository consists of two lines: the first one is the “fetch</text:p>
      <text:p text:style-name="P1">URL” which is used for reading access. The second one is the “push URL”, used</text:p>
      <text:p text:style-name="P1">when you want to write data to the remote. In many cases, both URLs are the</text:p>
      <text:p text:style-name="P1">same. However, you can also use this to define different URLs for read and write</text:p>
      <text:p text:style-name="P1">access (for security and performance reasons).</text:p>
      <text:p text:style-name="P1"/>
      <text:p text:style-name="P1"/>
      <text:p text:style-name="P1">git branch -va <text:s text:c="5"/>---- <text:s text:c="2"/><text:span text:style-name="T1">also show remote branches along with local branches</text:span></text:p>
      <text:p text:style-name="P1"/>
      <text:p text:style-name="P1"/>
      <text:p text:style-name="P1">Fetch will not touch any of your local branches or the files in your working copy.</text:p>
      <text:p text:style-name="P1">It just downloads data from the specified remote and makes it visible for you.</text:p>
      <text:p text:style-name="P1"/>
      <text:p text:style-name="P1"/>
      <text:p text:style-name="P1">git checkout --track crash-course-remote/faq-content</text:p>
      <text:p text:style-name="P1"><text:soft-page-break/>However, a local branch can be set up to</text:p>
      <text:p text:style-name="P1"/>
      <text:p text:style-name="P1">“track” a remote branch. Git will then inform you if one branch contains new commits that the other</text:p>
      <text:p text:style-name="P1">one doesn‘t have:</text:p>
      <text:p text:style-name="P1"/>
      <text:p text:style-name="P1"/>
      <text:p text:style-name="P3">git branch -vva <text:s text:c="3"/>----- <text:s text:c="2"/>display in square brackets the remotes of local branches</text:p>
      <text:p text:style-name="P3"/>
      <text:p text:style-name="P3"/>
      <text:p text:style-name="P3">That‘s when the “--amend” flag</text:p>
      <text:p text:style-name="P3">of the “git commit” command comes in handy: it allows you to change the very</text:p>
      <text:p text:style-name="P3">last commit really easily.</text:p>
      <text:p text:style-name="P3"/>
      <text:p text:style-name="P3"/>
      <text:p text:style-name="P3"/>
      <text:p text:style-name="P3">git commit --amend -m “This is the correct message” <text:s/>------ <text:s text:c="2"/><text:span text:style-name="T2">to amend the last commit message</text:span></text:p>
      <text:p text:style-name="P3"/>
      <text:p text:style-name="P3">In case you want to add some more changes to that last commit, you can simply</text:p>
      <text:p text:style-name="P3">stage them as normal and then commit again:</text:p>
      <text:p text:style-name="P3">$ git add &lt;some/changed/files&gt;</text:p>
      <text:p text:style-name="P3">$ git commit --amend -m “commit message</text:p>
      <text:p text:style-name="P3"/>
      <text:p text:style-name="P3"/>
      <text:p text:style-name="P3"/>
      <text:p text:style-name="P3">(b) You should never “amend” a commit that has already been published / pushed to a remote</text:p>
      <text:p text:style-name="P3">repository! This is because “amend” effectively produces a completely new commit object in</text:p>
      <text:p text:style-name="P3">the background that replaces the old one. If you‘re the only person who had this commit, doing</text:p>
      <text:p text:style-name="P3">this is safe. However, after publishing the original commit on a remote, other people might</text:p>
      <text:p text:style-name="P3">already have based new work on this commit. Replacing it with an amended version will cause</text:p>
      <text:p text:style-name="P3">problems.</text:p>
      <text:p text:style-name="P3"/>
      <text:p text:style-name="P3"/>
      <text:p text:style-name="P3"/>
      <text:p text:style-name="P3">Just like “revert”, the “reset” command also doesn‘t delete any commits. It just makes it look as if</text:p>
      <text:p text:style-name="P3">they hadn‘t existed and removes them from the history. However, they are still stored in Git‘s</text:p>
      <text:p text:style-name="P3">database for at least 30 days. So if you should ever notice you _accidentally_ removed commits you</text:p>
      <text:p text:style-name="P3">still need, one of your Git expert colleagues will still be able to restore them for you.</text:p>
      <text:p text:style-name="P3"/>
      <text:p text:style-name="P3"/>
      <text:p text:style-name="P3"/>
      <text:p text:style-name="P3">Both commands, revert and reset, only affect your current HEAD branch.</text:p>
      <text:p text:style-name="P3">Therefore, you should make sure you have checked out the correct branch before</text:p>
      <text:p text:style-name="P3">starting to play with them.</text:p>
      <text:p text:style-name="P3"/>
      <text:p text:style-name="P3"/>
      <text:p text:style-name="P4">READING DIFFS</text:p>
      <text:p text:style-name="P3">In version control, differences between two versions are presented in what‘s</text:p>
      <text:p text:style-name="P3">called a “diff” (or, synonymously, a “patch”).</text:p>
      <text:p text:style-name="P3"/>
      <text:p text:style-name="P4"><text:soft-page-break/>Compared Files a/d</text:p>
      <text:p text:style-name="P3">In most cases,A and B will be the same file, but in different versions. Although not used very</text:p>
      <text:p text:style-name="P3">often, a diff could also compare two completely unrelated files with each other</text:p>
      <text:p text:style-name="P3">to show how they differ.</text:p>
      <text:p text:style-name="P3"/>
      <text:p text:style-name="P4">File Metadata</text:p>
      <text:p text:style-name="P4">Git saves every version not only of the</text:p>
      <text:p text:style-name="P4">project but also of each file as an object.</text:p>
      <text:p text:style-name="P4"/>
      <text:p text:style-name="P4">The last number is an internal file mode identifier (100644 is</text:p>
      <text:p text:style-name="P4">just a “normal file”, while 100755 specifies an executable file and 120000</text:p>
      <text:p text:style-name="P4">represents a symbolic link).</text:p>
      <text:p text:style-name="P4"/>
      <text:p text:style-name="P4">Markers for a/b</text:p>
      <text:p text:style-name="P4">A and B are each assigned a symbol: for version</text:p>
      <text:p text:style-name="P4">A, this is a minus (“-”) sign and for version B, a plus (“+”) sign is used.</text:p>
      <text:p text:style-name="P4"/>
      <text:p text:style-name="P4"/>
      <text:p text:style-name="P4">Chunks</text:p>
      <text:p text:style-name="P4">Instead,it only shows those portions that were actually modified. Such a portion is called</text:p>
      <text:p text:style-name="P4">a “chunk” (or “hunk”). In addition to the actual changed lines, a chunk also</text:p>
      <text:p text:style-name="P4">contains a bit of “context”: some (unchanged) lines before and after the</text:p>
      <text:p text:style-name="P4">modification so you can better understand in what context that change happened.</text:p>
      <text:p text:style-name="P4"/>
      <text:p text:style-name="P4"/>
      <text:p text:style-name="P5">Chunks Header</text:p>
      <text:p text:style-name="P5">Each of these chunks is prepended by a header. Enclosed in two “@” signs each,</text:p>
      <text:p text:style-name="P5">Git tells you which lines were affected. In our case the following lines are</text:p>
      <text:p text:style-name="P5">represented in the first chunk:</text:p>
      <text:p text:style-name="P5">From file A (represented by a “-”), 6 lines are extracted, beginning from</text:p>
      <text:p text:style-name="P5">line no. 34</text:p>
      <text:p text:style-name="P5">From file B (represented by a “+”), 8 lines are displayed, also starting from</text:p>
      <text:p text:style-name="P5">line no. 34</text:p>
      <text:p text:style-name="P5"/>
      <text:p text:style-name="P5">The text after the closing pair of “@@” aims to clarify the context, again: Git</text:p>
      <text:p text:style-name="P5">tries to display a method name or other contextual information of where this</text:p>
      <text:p text:style-name="P5">chunk was taken from in the file. However, this greatly depends on the</text:p>
      <text:p text:style-name="P5">programming language and doesn‘t work in all scenarios.</text:p>
      <text:p text:style-name="P5"/>
      <text:p text:style-name="P5"/>
      <text:p text:style-name="P5">If you want to see only changes that have already been added to the Staging</text:p>
      <text:p text:style-name="P5">Area, “git diff --staged” is your command of choice.</text:p>
      <text:p text:style-name="P5"/>
      <text:p text:style-name="P5"/>
      <text:p text:style-name="P7">git <text:s/>log -p ---- git log + git diff</text:p>
      <text:p text:style-name="P7"/>
      <text:p text:style-name="P7"/>
      <text:p text:style-name="P8">git diff branch..branch ------ to display the changes in versions of two branches</text:p>
      <text:p text:style-name="P8"/>
      <text:p text:style-name="P8"><text:soft-page-break/>Instead of requesting such information on the branch level, you can even</text:p>
      <text:p text:style-name="P8">compare two arbitrary revisions with each other:</text:p>
      <text:p text:style-name="P8">$ git diff 0023cdd..fcd619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24:29.620529119</meta:creation-date>
    <dc:date>2019-10-29T09:10:14.157740109</dc:date>
    <meta:editing-duration>PT6H10M18S</meta:editing-duration>
    <meta:editing-cycles>36</meta:editing-cycles>
    <meta:generator>LibreOffice/6.0.7.3$Linux_X86_64 LibreOffice_project/00m0$Build-3</meta:generator>
    <meta:document-statistic meta:table-count="0" meta:image-count="0" meta:object-count="0" meta:page-count="5" meta:paragraph-count="121" meta:word-count="1229" meta:character-count="6908" meta:non-whitespace-character-count="5789"/>
  </office:meta>
</office:document-meta>
</file>